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/>
    </style:style>
    <style:style style:name="T8" style:parent-style-name="Tipodeletrapredefinidodoparágrafo" style:family="text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fo:font-style="italic" style:font-style-asian="italic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Tipodeletrapredefinidodoparágrafo" style:family="text">
      <style:text-properties style:font-name-asian="Liberation Serif" style:font-name-complex="Liberation Serif"/>
    </style:style>
    <style:style style:name="T16" style:parent-style-name="Tipodeletrapredefinidodoparágrafo" style:family="text">
      <style:text-properties style:font-name-asian="Liberation Serif" style:font-name-complex="Liberation Serif"/>
    </style:style>
    <style:style style:name="T17" style:parent-style-name="Tipodeletrapredefinidodoparágrafo" style:family="text">
      <style:text-properties style:font-name-asian="Liberation Serif" style:font-name-complex="Liberation Serif"/>
    </style:style>
    <style:style style:name="T18" style:parent-style-name="Tipodeletrapredefinidodoparágrafo" style:family="text">
      <style:text-properties style:font-name-asian="Liberation Serif" style:font-name-complex="Liberation Serif"/>
    </style:style>
    <style:style style:name="P19" style:parent-style-name="Standard" style:family="paragraph">
      <style:text-properties style:font-name-asian="Liberation Serif" style:font-name-complex="Liberation Serif"/>
    </style:style>
    <style:style style:name="P20" style:parent-style-name="Standard" style:family="paragraph">
      <style:text-properties style:font-name-asian="Liberation Serif" style:font-name-complex="Liberation Serif"/>
    </style:style>
    <style:style style:name="P21" style:parent-style-name="Standard" style:family="paragraph">
      <style:text-properties style:font-name-asian="Liberation Serif" style:font-name-complex="Liberation Serif"/>
    </style:style>
    <style:style style:name="P22" style:parent-style-name="Standard" style:family="paragraph">
      <style:text-properties style:font-name-asian="Liberation Serif" style:font-name-complex="Liberation Serif"/>
    </style:style>
    <style:style style:name="P23" style:parent-style-name="Standard" style:family="paragraph">
      <style:text-properties style:font-name-asian="Liberation Serif" style:font-name-complex="Liberation Serif"/>
    </style:style>
    <style:style style:name="T24" style:parent-style-name="Tipodeletrapredefinidodoparágrafo" style:family="text">
      <style:text-properties style:font-name-asian="Liberation Serif" style:font-name-complex="Liberation Serif"/>
    </style:style>
    <style:style style:name="T25" style:parent-style-name="Tipodeletrapredefinidodoparágrafo" style:family="text">
      <style:text-properties style:font-name-asian="Liberation Serif" style:font-name-complex="Liberation Serif"/>
    </style:style>
    <style:style style:name="P26" style:parent-style-name="Standard" style:family="paragraph">
      <style:text-properties style:font-name-asian="Liberation Serif" style:font-name-complex="Liberation Serif"/>
    </style:style>
    <style:style style:name="P27" style:parent-style-name="Standard" style:family="paragraph">
      <style:text-properties style:font-name-asian="Liberation Serif" style:font-name-complex="Liberation Serif"/>
    </style:style>
    <style:style style:name="P28" style:parent-style-name="Standard" style:family="paragraph">
      <style:text-properties style:font-name-asian="Liberation Serif" style:font-name-complex="Liberation Serif"/>
    </style:style>
    <style:style style:name="P29" style:parent-style-name="Standard" style:family="paragraph">
      <style:text-properties style:font-name-asian="Liberation Serif" style:font-name-complex="Liberation Serif"/>
    </style:style>
    <style:style style:name="T30" style:parent-style-name="Tipodeletrapredefinidodoparágrafo" style:family="text">
      <style:text-properties style:font-name-asian="Liberation Serif" style:font-name-complex="Liberation Serif"/>
    </style:style>
    <style:style style:name="T31" style:parent-style-name="Tipodeletrapredefinidodoparágrafo" style:family="text">
      <style:text-properties style:font-name-asian="Liberation Serif" style:font-name-complex="Liberation Serif"/>
    </style:style>
    <style:style style:name="P32" style:parent-style-name="Standard" style:family="paragraph">
      <style:text-properties style:font-name-asian="Liberation Serif" style:font-name-complex="Liberation Serif"/>
    </style:style>
    <style:style style:name="T33" style:parent-style-name="Tipodeletrapredefinidodoparágrafo" style:family="text">
      <style:text-properties style:font-name-asian="Liberation Serif" style:font-name-complex="Liberation Serif"/>
    </style:style>
    <style:style style:name="T34" style:parent-style-name="Tipodeletrapredefinidodoparágrafo" style:family="text">
      <style:text-properties style:font-name-asian="Liberation Serif" style:font-name-complex="Liberation Serif"/>
    </style:style>
    <style:style style:name="T35" style:parent-style-name="Tipodeletrapredefinidodoparágrafo" style:family="text">
      <style:text-properties style:font-name-asian="Liberation Serif" style:font-name-complex="Liberation Serif"/>
    </style:style>
    <style:style style:name="T36" style:parent-style-name="Tipodeletrapredefinidodoparágrafo" style:family="text">
      <style:text-properties style:font-name-asian="Liberation Serif" style:font-name-complex="Liberation Serif"/>
    </style:style>
    <style:style style:name="T37" style:parent-style-name="Tipodeletrapredefinidodoparágrafo" style:family="text">
      <style:text-properties style:font-name-asian="Liberation Serif" style:font-name-complex="Liberation Serif"/>
    </style:style>
    <style:style style:name="T38" style:parent-style-name="Tipodeletrapredefinidodoparágrafo" style:family="text">
      <style:text-properties style:font-name-asian="Liberation Serif" style:font-name-complex="Liberation Serif"/>
    </style:style>
    <style:style style:name="T39" style:parent-style-name="Tipodeletrapredefinidodoparágrafo" style:family="text">
      <style:text-properties style:font-name-asian="Liberation Serif" style:font-name-complex="Liberation Serif"/>
    </style:style>
    <style:style style:name="T40" style:parent-style-name="Tipodeletrapredefinidodoparágrafo" style:family="text">
      <style:text-properties style:font-name-asian="Liberation Serif" style:font-name-complex="Liberation Serif"/>
    </style:style>
    <style:style style:name="T41" style:parent-style-name="Tipodeletrapredefinidodoparágrafo" style:family="text">
      <style:text-properties style:font-name-asian="Liberation Serif" style:font-name-complex="Liberation Serif"/>
    </style:style>
    <style:style style:name="P42" style:parent-style-name="Standard" style:family="paragraph">
      <style:text-properties style:font-name-asian="Liberation Serif" style:font-name-complex="Liberation Serif"/>
    </style:style>
    <style:style style:name="P43" style:parent-style-name="Standard" style:family="paragraph">
      <style:text-properties style:font-name-asian="Liberation Serif" style:font-name-complex="Liberation Serif"/>
    </style:style>
    <style:style style:name="T44" style:parent-style-name="Tipodeletrapredefinidodoparágrafo" style:family="text">
      <style:text-properties style:font-name-asian="Liberation Serif" style:font-name-complex="Liberation Serif"/>
    </style:style>
    <style:style style:name="T45" style:parent-style-name="Tipodeletrapredefinidodoparágrafo" style:family="text">
      <style:text-properties style:font-name-asian="Liberation Serif" style:font-name-complex="Liberation Serif"/>
    </style:style>
    <style:style style:name="T46" style:parent-style-name="Tipodeletrapredefinidodoparágrafo" style:family="text">
      <style:text-properties style:font-name-asian="Liberation Serif" style:font-name-complex="Liberation Serif"/>
    </style:style>
    <style:style style:name="T47" style:parent-style-name="Tipodeletrapredefinidodoparágrafo" style:family="text">
      <style:text-properties style:font-name-asian="Liberation Serif" style:font-name-complex="Liberation Serif"/>
    </style:style>
    <style:style style:name="T48" style:parent-style-name="Tipodeletrapredefinidodoparágrafo" style:family="text">
      <style:text-properties style:font-name-asian="Liberation Serif" style:font-name-complex="Liberation Serif"/>
    </style:style>
    <style:style style:name="T49" style:parent-style-name="Tipodeletrapredefinidodoparágrafo" style:family="text">
      <style:text-properties style:font-name-asian="Liberation Serif" style:font-name-complex="Liberation Serif"/>
    </style:style>
    <style:style style:name="T50" style:parent-style-name="Tipodeletrapredefinidodoparágrafo" style:family="text">
      <style:text-properties style:font-name-asian="Liberation Serif" style:font-name-complex="Liberation Serif"/>
    </style:style>
    <style:style style:name="T51" style:parent-style-name="Tipodeletrapredefinidodoparágrafo" style:family="text">
      <style:text-properties style:font-name-asian="Liberation Serif" style:font-name-complex="Liberation Serif"/>
    </style:style>
    <style:style style:name="P52" style:parent-style-name="Standard" style:family="paragraph">
      <style:text-properties style:font-name-asian="Liberation Serif" style:font-name-complex="Liberation Serif"/>
    </style:style>
    <style:style style:name="P53" style:parent-style-name="Standard" style:family="paragraph">
      <style:text-properties style:font-name-asian="Liberation Serif" style:font-name-complex="Liberation Serif"/>
    </style:style>
    <style:style style:name="T54" style:parent-style-name="Tipodeletrapredefinidodoparágrafo" style:family="text">
      <style:text-properties style:font-name-asian="Liberation Serif" style:font-name-complex="Liberation Serif"/>
    </style:style>
    <style:style style:name="T55" style:parent-style-name="Tipodeletrapredefinidodoparágrafo" style:family="text">
      <style:text-properties style:font-name-asian="Liberation Serif" style:font-name-complex="Liberation Serif"/>
    </style:style>
    <style:style style:name="T56" style:parent-style-name="Tipodeletrapredefinidodoparágrafo" style:family="text">
      <style:text-properties style:font-name-asian="Liberation Serif" style:font-name-complex="Liberation Serif"/>
    </style:style>
    <style:style style:name="T57" style:parent-style-name="Tipodeletrapredefinidodoparágrafo" style:family="text">
      <style:text-properties style:font-name-asian="Liberation Serif" style:font-name-complex="Liberation Serif"/>
    </style:style>
    <style:style style:name="P58" style:parent-style-name="Standard" style:family="paragraph">
      <style:text-properties style:font-name-asian="Liberation Serif" style:font-name-complex="Liberation Serif"/>
    </style:style>
    <style:style style:name="P59" style:parent-style-name="Standard" style:family="paragraph">
      <style:text-properties style:font-name-asian="Liberation Serif" style:font-name-complex="Liberation Serif"/>
    </style:style>
    <style:style style:name="P60" style:parent-style-name="Standard" style:family="paragraph">
      <style:text-properties style:font-name-asian="Liberation Serif" style:font-name-complex="Liberation Serif"/>
    </style:style>
    <style:style style:name="P61" style:parent-style-name="Standard" style:family="paragraph">
      <style:text-properties style:font-name-asian="Liberation Serif" style:font-name-complex="Liberation Serif" style:text-underline-type="single" style:text-underline-style="solid" style:text-underline-width="auto" style:text-underline-mode="continuous"/>
    </style:style>
    <style:style style:name="T62" style:parent-style-name="Tipodeletrapredefinidodoparágrafo" style:family="text">
      <style:text-properties style:font-name-asian="Liberation Serif" style:font-name-complex="Liberation Serif"/>
    </style:style>
    <style:style style:name="T63" style:parent-style-name="Tipodeletrapredefinidodoparágrafo" style:family="text">
      <style:text-properties style:font-name-asian="Liberation Serif" style:font-name-complex="Liberation Serif"/>
    </style:style>
    <style:style style:name="T64" style:parent-style-name="Tipodeletrapredefinidodoparágrafo" style:family="text">
      <style:text-properties style:font-name-asian="Liberation Serif" style:font-name-complex="Liberation Serif"/>
    </style:style>
    <style:style style:name="T65" style:parent-style-name="Tipodeletrapredefinidodoparágrafo" style:family="text">
      <style:text-properties style:font-name-asian="Liberation Serif" style:font-name-complex="Liberation Serif"/>
    </style:style>
    <style:style style:name="T66" style:parent-style-name="Tipodeletrapredefinidodoparágrafo" style:family="text">
      <style:text-properties style:font-name-asian="Liberation Serif" style:font-name-complex="Liberation Serif"/>
    </style:style>
    <style:style style:name="T67" style:parent-style-name="Tipodeletrapredefinidodoparágrafo" style:family="text">
      <style:text-properties style:font-name-asian="Liberation Serif" style:font-name-complex="Liberation Serif"/>
    </style:style>
    <style:style style:name="T68" style:parent-style-name="Tipodeletrapredefinidodoparágrafo" style:family="text">
      <style:text-properties style:font-name-asian="Liberation Serif" style:font-name-complex="Liberation Serif"/>
    </style:style>
    <style:style style:name="T69" style:parent-style-name="Tipodeletrapredefinidodoparágrafo" style:family="text">
      <style:text-properties style:font-name-asian="Liberation Serif" style:font-name-complex="Liberation Serif"/>
    </style:style>
    <style:style style:name="T70" style:parent-style-name="Tipodeletrapredefinidodoparágrafo" style:family="text">
      <style:text-properties style:font-name-asian="Liberation Serif" style:font-name-complex="Liberation Serif"/>
    </style:style>
    <style:style style:name="T71" style:parent-style-name="Tipodeletrapredefinidodoparágrafo" style:family="text">
      <style:text-properties style:font-name-asian="Liberation Serif" style:font-name-complex="Liberation Serif"/>
    </style:style>
    <style:style style:name="P72" style:parent-style-name="Standard" style:family="paragraph">
      <style:text-properties style:font-name-asian="Liberation Serif" style:font-name-complex="Liberation Serif"/>
    </style:style>
    <style:style style:name="P73" style:parent-style-name="Standard" style:family="paragraph">
      <style:text-properties style:font-name-asian="Liberation Serif" style:font-name-complex="Liberation Serif"/>
    </style:style>
    <style:style style:name="T74" style:parent-style-name="Tipodeletrapredefinidodoparágrafo" style:family="text">
      <style:text-properties style:font-name-asian="Liberation Serif" style:font-name-complex="Liberation Serif"/>
    </style:style>
    <style:style style:name="T75" style:parent-style-name="Tipodeletrapredefinidodoparágrafo" style:family="text">
      <style:text-properties style:font-name-asian="Liberation Serif" style:font-name-complex="Liberation Serif"/>
    </style:style>
    <style:style style:name="P76" style:parent-style-name="Standard" style:family="paragraph">
      <style:text-properties style:font-name-asian="Liberation Serif" style:font-name-complex="Liberation Serif"/>
    </style:style>
    <style:style style:name="P77" style:parent-style-name="Standard" style:family="paragraph">
      <style:text-properties style:font-name-asian="Liberation Serif" style:font-name-complex="Liberation Serif"/>
    </style:style>
    <style:style style:name="P78" style:parent-style-name="Standard" style:family="paragraph">
      <style:text-properties style:font-name-asian="Liberation Serif" style:font-name-complex="Liberation Serif"/>
    </style:style>
    <style:style style:name="T79" style:parent-style-name="Tipodeletrapredefinidodoparágrafo" style:family="text">
      <style:text-properties style:font-name-asian="Liberation Serif" style:font-name-complex="Liberation Serif"/>
    </style:style>
    <style:style style:name="T80" style:parent-style-name="Tipodeletrapredefinidodoparágrafo" style:family="text">
      <style:text-properties style:font-name-asian="Liberation Serif" style:font-name-complex="Liberation Serif"/>
    </style:style>
    <style:style style:name="T81" style:parent-style-name="Tipodeletrapredefinidodoparágrafo" style:family="text">
      <style:text-properties style:font-name-asian="Liberation Serif" style:font-name-complex="Liberation Serif"/>
    </style:style>
    <style:style style:name="T82" style:parent-style-name="Tipodeletrapredefinidodoparágrafo" style:family="text">
      <style:text-properties style:font-name-asian="Liberation Serif" style:font-name-complex="Liberation Serif"/>
    </style:style>
    <style:style style:name="T83" style:parent-style-name="Tipodeletrapredefinidodoparágrafo" style:family="text">
      <style:text-properties style:font-name-asian="Liberation Serif" style:font-name-complex="Liberation Serif"/>
    </style:style>
    <style:style style:name="P84" style:parent-style-name="Standard" style:family="paragraph">
      <style:text-properties style:font-name-asian="Liberation Serif" style:font-name-complex="Liberation Serif"/>
    </style:style>
    <style:style style:name="T85" style:parent-style-name="Tipodeletrapredefinidodoparágrafo" style:family="text">
      <style:text-properties style:font-name-asian="Liberation Serif" style:font-name-complex="Liberation Serif"/>
    </style:style>
    <style:style style:name="T86" style:parent-style-name="Tipodeletrapredefinidodoparágrafo" style:family="text">
      <style:text-properties style:font-name-asian="Liberation Serif" style:font-name-complex="Liberation Serif"/>
    </style:style>
    <style:style style:name="T87" style:parent-style-name="Tipodeletrapredefinidodoparágrafo" style:family="text">
      <style:text-properties style:font-name-asian="Liberation Serif" style:font-name-complex="Liberation Serif"/>
    </style:style>
    <style:style style:name="T88" style:parent-style-name="Tipodeletrapredefinidodoparágrafo" style:family="text">
      <style:text-properties style:font-name-asian="Liberation Serif" style:font-name-complex="Liberation Serif"/>
    </style:style>
    <style:style style:name="T89" style:parent-style-name="Tipodeletrapredefinidodoparágrafo" style:family="text">
      <style:text-properties style:font-name-asian="Liberation Serif" style:font-name-complex="Liberation Serif"/>
    </style:style>
    <style:style style:name="T90" style:parent-style-name="Tipodeletrapredefinidodoparágrafo" style:family="text">
      <style:text-properties style:font-name-asian="Liberation Serif" style:font-name-complex="Liberation Serif"/>
    </style:style>
    <style:style style:name="T91" style:parent-style-name="Tipodeletrapredefinidodoparágrafo" style:family="text">
      <style:text-properties style:font-name-asian="Liberation Serif" style:font-name-complex="Liberation Serif"/>
    </style:style>
    <style:style style:name="T92" style:parent-style-name="Tipodeletrapredefinidodoparágrafo" style:family="text">
      <style:text-properties style:font-name-asian="Liberation Serif" style:font-name-complex="Liberation Serif"/>
    </style:style>
    <style:style style:name="P93" style:parent-style-name="Standard" style:family="paragraph">
      <style:text-properties style:font-name-asian="Liberation Serif" style:font-name-complex="Liberation Serif"/>
    </style:style>
    <style:style style:name="T94" style:parent-style-name="Tipodeletrapredefinidodoparágrafo" style:family="text">
      <style:text-properties style:font-name-asian="Liberation Serif" style:font-name-complex="Liberation Serif"/>
    </style:style>
    <style:style style:name="T95" style:parent-style-name="Tipodeletrapredefinidodoparágrafo" style:family="text">
      <style:text-properties style:font-name-asian="Liberation Serif" style:font-name-complex="Liberation Serif"/>
    </style:style>
    <style:style style:name="T96" style:parent-style-name="Tipodeletrapredefinidodoparágrafo" style:family="text">
      <style:text-properties style:font-name-asian="Liberation Serif" style:font-name-complex="Liberation Serif"/>
    </style:style>
    <style:style style:name="T97" style:parent-style-name="Tipodeletrapredefinidodoparágrafo" style:family="text">
      <style:text-properties style:font-name-asian="Liberation Serif" style:font-name-complex="Liberation Serif"/>
    </style:style>
    <style:style style:name="T98" style:parent-style-name="Tipodeletrapredefinidodoparágrafo" style:family="text">
      <style:text-properties style:font-name-asian="Liberation Serif" style:font-name-complex="Liberation Serif"/>
    </style:style>
    <style:style style:name="T99" style:parent-style-name="Tipodeletrapredefinidodoparágrafo" style:family="text">
      <style:text-properties style:font-name-asian="Liberation Serif" style:font-name-complex="Liberation Serif"/>
    </style:style>
    <style:style style:name="T100" style:parent-style-name="Tipodeletrapredefinidodoparágrafo" style:family="text">
      <style:text-properties style:font-name-asian="Liberation Serif" style:font-name-complex="Liberation Serif"/>
    </style:style>
    <style:style style:name="T101" style:parent-style-name="Tipodeletrapredefinidodoparágrafo" style:family="text">
      <style:text-properties style:font-name-asian="Liberation Serif" style:font-name-complex="Liberation Serif"/>
    </style:style>
    <style:style style:name="T102" style:parent-style-name="Tipodeletrapredefinidodoparágrafo" style:family="text">
      <style:text-properties style:font-name-asian="Liberation Serif" style:font-name-complex="Liberation Serif"/>
    </style:style>
    <style:style style:name="P103" style:parent-style-name="Standard" style:family="paragraph">
      <style:text-properties style:font-name-asian="Liberation Serif" style:font-name-complex="Liberation Serif"/>
    </style:style>
    <style:style style:name="T104" style:parent-style-name="Tipodeletrapredefinidodoparágrafo" style:family="text">
      <style:text-properties style:font-name-asian="Liberation Serif" style:font-name-complex="Liberation Serif"/>
    </style:style>
    <style:style style:name="T105" style:parent-style-name="Tipodeletrapredefinidodoparágrafo" style:family="text">
      <style:text-properties style:font-name-asian="Liberation Serif" style:font-name-complex="Liberation Serif"/>
    </style:style>
    <style:style style:name="T106" style:parent-style-name="Tipodeletrapredefinidodoparágrafo" style:family="text">
      <style:text-properties style:font-name-asian="Liberation Serif" style:font-name-complex="Liberation Serif"/>
    </style:style>
    <style:style style:name="T107" style:parent-style-name="Tipodeletrapredefinidodoparágrafo" style:family="text">
      <style:text-properties style:font-name-asian="Liberation Serif" style:font-name-complex="Liberation Serif"/>
    </style:style>
    <style:style style:name="T108" style:parent-style-name="Tipodeletrapredefinidodoparágrafo" style:family="text">
      <style:text-properties style:font-name-asian="Liberation Serif" style:font-name-complex="Liberation Serif"/>
    </style:style>
    <style:style style:name="T109" style:parent-style-name="Tipodeletrapredefinidodoparágrafo" style:family="text">
      <style:text-properties style:font-name-asian="Liberation Serif" style:font-name-complex="Liberation Serif"/>
    </style:style>
    <style:style style:name="T110" style:parent-style-name="Tipodeletrapredefinidodoparágrafo" style:family="text">
      <style:text-properties style:font-name-asian="Liberation Serif" style:font-name-complex="Liberation Serif"/>
    </style:style>
    <style:style style:name="T111" style:parent-style-name="Tipodeletrapredefinidodoparágrafo" style:family="text">
      <style:text-properties style:font-name-asian="Liberation Serif" style:font-name-complex="Liberation Serif"/>
    </style:style>
    <style:style style:name="T112" style:parent-style-name="Tipodeletrapredefinidodoparágrafo" style:family="text">
      <style:text-properties style:font-name-asian="Liberation Serif" style:font-name-complex="Liberation Serif"/>
    </style:style>
    <style:style style:name="T113" style:parent-style-name="Tipodeletrapredefinidodoparágrafo" style:family="text">
      <style:text-properties style:font-name-asian="Liberation Serif" style:font-name-complex="Liberation Serif"/>
    </style:style>
    <style:style style:name="T114" style:parent-style-name="Tipodeletrapredefinidodoparágrafo" style:family="text">
      <style:text-properties style:font-name-asian="Liberation Serif" style:font-name-complex="Liberation Serif"/>
    </style:style>
    <style:style style:name="T115" style:parent-style-name="Tipodeletrapredefinidodoparágrafo" style:family="text">
      <style:text-properties style:font-name-asian="Liberation Serif" style:font-name-complex="Liberation Serif"/>
    </style:style>
    <style:style style:name="T116" style:parent-style-name="Tipodeletrapredefinidodoparágrafo" style:family="text">
      <style:text-properties style:font-name-asian="Liberation Serif" style:font-name-complex="Liberation Serif"/>
    </style:style>
    <style:style style:name="P117" style:parent-style-name="Standard" style:family="paragraph">
      <style:text-properties style:font-name-asian="Liberation Serif" style:font-name-complex="Liberation Serif"/>
    </style:style>
    <style:style style:name="P118" style:parent-style-name="Standard" style:family="paragraph">
      <style:text-properties style:font-name-asian="Liberation Serif" style:font-name-complex="Liberation Serif"/>
    </style:style>
    <style:style style:name="P119" style:parent-style-name="Standard" style:family="paragraph">
      <style:text-properties style:font-name-asian="Liberation Serif" style:font-name-complex="Liberation Serif"/>
    </style:style>
    <style:style style:name="P120" style:parent-style-name="Standard" style:family="paragraph">
      <style:text-properties style:font-name-asian="Liberation Serif" style:font-name-complex="Liberation Serif"/>
    </style:style>
    <style:style style:name="P121" style:parent-style-name="Standard" style:family="paragraph">
      <style:text-properties style:font-name-asian="Liberation Serif" style:font-name-complex="Liberation Serif"/>
    </style:style>
    <style:style style:name="P122" style:parent-style-name="Standard" style:family="paragraph">
      <style:text-properties style:font-name-asian="Liberation Serif" style:font-name-complex="Liberation Serif"/>
    </style:style>
    <style:style style:name="T123" style:parent-style-name="Tipodeletrapredefinidodoparágrafo" style:family="text">
      <style:text-properties style:font-name-asian="Liberation Serif" style:font-name-complex="Liberation Serif"/>
    </style:style>
    <style:style style:name="T124" style:parent-style-name="Tipodeletrapredefinidodoparágrafo" style:family="text">
      <style:text-properties style:font-name-asian="Liberation Serif" style:font-name-complex="Liberation Serif"/>
    </style:style>
    <style:style style:name="T125" style:parent-style-name="Tipodeletrapredefinidodoparágrafo" style:family="text">
      <style:text-properties style:font-name-asian="Liberation Serif" style:font-name-complex="Liberation Serif"/>
    </style:style>
    <style:style style:name="T126" style:parent-style-name="Tipodeletrapredefinidodoparágrafo" style:family="text">
      <style:text-properties style:font-name-asian="Liberation Serif" style:font-name-complex="Liberation Serif"/>
    </style:style>
    <style:style style:name="P127" style:parent-style-name="Standard" style:family="paragraph">
      <style:text-properties style:font-name-asian="Liberation Serif" style:font-name-complex="Liberation Serif"/>
    </style:style>
    <style:style style:name="P128" style:parent-style-name="Standard" style:family="paragraph">
      <style:text-properties style:font-name-asian="Liberation Serif" style:font-name-complex="Liberation Serif"/>
    </style:style>
    <style:style style:name="P129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30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31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32" style:parent-style-name="Standard" style:family="paragraph">
      <style:text-properties style:font-name-asian="Liberation Serif" style:font-name-complex="Liberation Serif"/>
    </style:style>
    <style:style style:name="P133" style:parent-style-name="Standard" style:family="paragraph">
      <style:text-properties style:font-name-asian="Liberation Serif" style:font-name-complex="Liberation Serif"/>
    </style:style>
    <style:style style:name="P134" style:parent-style-name="Standard" style:family="paragraph">
      <style:text-properties style:font-name-asian="Liberation Serif" style:font-name-complex="Liberation Serif"/>
    </style:style>
    <style:style style:name="P135" style:parent-style-name="Standard" style:family="paragraph">
      <style:text-properties style:font-name-asian="Liberation Serif" style:font-name-complex="Liberation Serif"/>
    </style:style>
    <style:style style:name="P136" style:parent-style-name="Standard" style:family="paragraph">
      <style:text-properties style:font-name-asian="Liberation Serif" style:font-name-complex="Liberation Serif"/>
    </style:style>
    <style:style style:name="P137" style:parent-style-name="Standard" style:family="paragraph">
      <style:text-properties style:font-name-asian="Liberation Serif" style:font-name-complex="Liberation Serif"/>
    </style:style>
    <style:style style:name="P138" style:parent-style-name="Standard" style:family="paragraph">
      <style:text-properties style:font-name-asian="Liberation Serif" style:font-name-complex="Liberation Serif"/>
    </style:style>
    <style:style style:name="P139" style:parent-style-name="Standard" style:family="paragraph">
      <style:text-properties style:font-name-asian="Liberation Serif" style:font-name-complex="Liberation Serif"/>
    </style:style>
    <style:style style:name="P140" style:parent-style-name="Standard" style:family="paragraph">
      <style:text-properties style:font-name-asian="Liberation Serif" style:font-name-complex="Liberation Serif"/>
    </style:style>
    <style:style style:name="P141" style:parent-style-name="Standard" style:family="paragraph">
      <style:text-properties style:font-name-asian="Liberation Serif" style:font-name-complex="Liberation Serif"/>
    </style:style>
    <style:style style:name="P142" style:parent-style-name="Standard" style:family="paragraph">
      <style:text-properties style:font-name-asian="Liberation Serif" style:font-name-complex="Liberation Serif"/>
    </style:style>
    <style:style style:name="P143" style:parent-style-name="Standard" style:family="paragraph">
      <style:text-properties style:font-name-asian="Liberation Serif" style:font-name-complex="Liberation Serif"/>
    </style:style>
    <style:style style:name="P144" style:parent-style-name="Standard" style:family="paragraph">
      <style:text-properties style:font-name-asian="Liberation Serif" style:font-name-complex="Liberation Serif"/>
    </style:style>
    <style:style style:name="P145" style:parent-style-name="Standard" style:family="paragraph">
      <style:text-properties style:font-name-asian="Liberation Serif" style:font-name-complex="Liberation Serif"/>
    </style:style>
    <style:style style:name="P146" style:parent-style-name="Standard" style:family="paragraph">
      <style:text-properties style:font-name-asian="Liberation Serif" style:font-name-complex="Liberation Serif"/>
    </style:style>
    <style:style style:name="P147" style:parent-style-name="Standard" style:family="paragraph">
      <style:text-properties style:font-name-asian="Liberation Serif" style:font-name-complex="Liberation Serif"/>
    </style:style>
    <style:style style:name="P148" style:parent-style-name="Standard" style:family="paragraph">
      <style:text-properties style:font-name-asian="Liberation Serif" style:font-name-complex="Liberation Serif"/>
    </style:style>
    <style:style style:name="P149" style:parent-style-name="Standard" style:family="paragraph">
      <style:text-properties style:font-name-asian="Liberation Serif" style:font-name-complex="Liberation Serif"/>
    </style:style>
    <style:style style:name="P150" style:parent-style-name="Standard" style:family="paragraph">
      <style:text-properties style:font-name-asian="Liberation Serif" style:font-name-complex="Liberation Serif"/>
    </style:style>
    <style:style style:name="P151" style:parent-style-name="Standard" style:family="paragraph">
      <style:text-properties style:font-name-asian="Liberation Serif" style:font-name-complex="Liberation Serif"/>
    </style:style>
    <style:style style:name="P152" style:parent-style-name="Standard" style:family="paragraph">
      <style:text-properties style:font-name-asian="Liberation Serif" style:font-name-complex="Liberation Serif"/>
    </style:style>
    <style:style style:name="P153" style:parent-style-name="Standard" style:family="paragraph">
      <style:text-properties style:font-name-asian="Liberation Serif" style:font-name-complex="Liberation Serif"/>
    </style:style>
    <style:style style:name="P154" style:parent-style-name="Standard" style:family="paragraph">
      <style:text-properties style:font-name-asian="Liberation Serif" style:font-name-complex="Liberation Serif"/>
    </style:style>
    <style:style style:name="P155" style:parent-style-name="Standard" style:family="paragraph">
      <style:text-properties style:font-name-asian="Liberation Serif" style:font-name-complex="Liberation Serif"/>
    </style:style>
    <style:style style:name="P156" style:parent-style-name="Standard" style:family="paragraph">
      <style:text-properties style:font-name-asian="Liberation Serif" style:font-name-complex="Liberation Serif"/>
    </style:style>
    <style:style style:name="P157" style:parent-style-name="Standard" style:family="paragraph">
      <style:text-properties style:font-name-asian="Liberation Serif" style:font-name-complex="Liberation Serif"/>
    </style:style>
    <style:style style:name="P158" style:parent-style-name="Standard" style:family="paragraph">
      <style:text-properties style:font-name-asian="Liberation Serif" style:font-name-complex="Liberation Serif"/>
    </style:style>
    <style:style style:name="P159" style:parent-style-name="Standard" style:family="paragraph">
      <style:text-properties style:font-name-asian="Liberation Serif" style:font-name-complex="Liberation Serif"/>
    </style:style>
    <style:style style:name="P160" style:parent-style-name="Standard" style:family="paragraph">
      <style:text-properties style:font-name-asian="Liberation Serif" style:font-name-complex="Liberation Serif"/>
    </style:style>
    <style:style style:name="P161" style:parent-style-name="Standard" style:family="paragraph">
      <style:text-properties style:font-name-asian="Liberation Serif" style:font-name-complex="Liberation Serif"/>
    </style:style>
    <style:style style:name="P162" style:parent-style-name="Standard" style:family="paragraph">
      <style:text-properties style:font-name-asian="Liberation Serif" style:font-name-complex="Liberation Serif"/>
    </style:style>
    <style:style style:name="P163" style:parent-style-name="Standard" style:family="paragraph">
      <style:text-properties style:font-name-asian="Liberation Serif" style:font-name-complex="Liberation Serif"/>
    </style:style>
    <style:style style:name="P164" style:parent-style-name="Standard" style:family="paragraph">
      <style:text-properties style:font-name-asian="Liberation Serif" style:font-name-complex="Liberation Serif"/>
    </style:style>
    <style:style style:name="P165" style:parent-style-name="Standard" style:family="paragraph">
      <style:text-properties style:font-name-asian="Liberation Serif" style:font-name-complex="Liberation Serif"/>
    </style:style>
    <style:style style:name="P166" style:parent-style-name="Standard" style:family="paragraph">
      <style:text-properties style:font-name-asian="Liberation Serif" style:font-name-complex="Liberation Serif"/>
    </style:style>
    <style:style style:name="P167" style:parent-style-name="Standard" style:family="paragraph">
      <style:text-properties style:font-name-asian="Liberation Serif" style:font-name-complex="Liberation Serif"/>
    </style:style>
    <style:style style:name="P168" style:parent-style-name="Standard" style:family="paragraph">
      <style:text-properties style:font-name-asian="Liberation Serif" style:font-name-complex="Liberation Serif"/>
    </style:style>
    <style:style style:name="P169" style:parent-style-name="Standard" style:family="paragraph">
      <style:text-properties style:font-name-asian="Liberation Serif" style:font-name-complex="Liberation Serif"/>
    </style:style>
    <style:style style:name="P170" style:parent-style-name="Standard" style:family="paragraph">
      <style:text-properties style:font-name-asian="Liberation Serif" style:font-name-complex="Liberation Serif"/>
    </style:style>
    <style:style style:name="P171" style:parent-style-name="Standard" style:family="paragraph">
      <style:text-properties style:font-name-asian="Liberation Serif" style:font-name-complex="Liberation Serif"/>
    </style:style>
    <style:style style:name="P172" style:parent-style-name="Standard" style:family="paragraph">
      <style:text-properties style:font-name-asian="Liberation Serif" style:font-name-complex="Liberation Serif"/>
    </style:style>
    <style:style style:name="P173" style:parent-style-name="Standard" style:family="paragraph">
      <style:text-properties style:font-name-asian="Liberation Serif" style:font-name-complex="Liberation Serif"/>
    </style:style>
    <style:style style:name="P174" style:parent-style-name="Standard" style:family="paragraph">
      <style:text-properties style:font-name-asian="Liberation Serif" style:font-name-complex="Liberation Serif"/>
    </style:style>
    <style:style style:name="P175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76" style:parent-style-name="Standard" style:family="paragraph">
      <style:text-properties style:font-name-asian="Liberation Serif" style:font-name-complex="Liberation Serif"/>
    </style:style>
    <style:style style:name="P177" style:parent-style-name="Standard" style:family="paragraph">
      <style:text-properties style:font-name-asian="Liberation Serif" style:font-name-complex="Liberation Serif"/>
    </style:style>
    <style:style style:name="P178" style:parent-style-name="Standard" style:family="paragraph">
      <style:text-properties style:font-name-asian="Liberation Serif" style:font-name-complex="Liberation Serif"/>
    </style:style>
    <style:style style:name="P179" style:parent-style-name="Standard" style:family="paragraph">
      <style:text-properties style:font-name-asian="Liberation Serif" style:font-name-complex="Liberation Serif"/>
    </style:style>
    <style:style style:name="T180" style:parent-style-name="Tipodeletrapredefinidodoparágrafo" style:family="text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P7"><text:span text:style-name="T8"><text:tab/></text:span>No âmbito da Disciplina de Interfaces Pessoa-Máquina da Licenciatura em Engenharia Informática e de Computadores (LEIC) do Instituto Superior Técnico<text:s/>(IST) pretendemos, com este questionário, recolher informação acerca de festivais de música e dos hábitos de quem os frequenta, de modo a selecionar um conjunto de funcionalidades de um<text:s/><text:span text:style-name="T9">wearable</text:span><text:s/>que seria usado, neste contexto, para facilitar e dinamizar<text:s/>a presença no festival.</text:p>
      <text:p text:style-name="P10"><text:tab/>A sua resposta é completamente anónima e não deverá demorar mais que<text:s/>7<text:s/>minutos a preencher.</text:p>
      <text:p text:style-name="P11"><text:tab/>Agradecemos desde já a sua contribuição!</text:p>
      <text:p text:style-name="P12"/>
      <text:p text:style-name="P13">$$$$$$$$$$$$$$$$$$$$$$$$$$$$$$$$$$$$$$$$$$$$$$$$$$$$$$$$$$$$$$$$$$$$$$$$$$$$$$$$</text:p>
      <text:p text:style-name="P14"/>
      <text:p text:style-name="Standard">* 1) Sexo:</text:p>
      <text:p text:style-name="Standard"><text:span text:style-name="T15"><text:tab/>□</text:span><text:s/>Masculino<text:tab/></text:p>
      <text:p text:style-name="Standard"><text:tab/><text:span text:style-name="T16">□<text:s/></text:span>Feminino</text:p>
      <text:p text:style-name="Standard"/>
      <text:p text:style-name="Standard">* 2) Qual é a sua idade?</text:p>
      <text:p text:style-name="Standard"><text:tab/><text:span text:style-name="T17">□</text:span><text:s/>&lt;18 <text:s text:c="2"/></text:p>
      <text:p text:style-name="Standard"><text:tab/><text:span text:style-name="T18">□ 18-25</text:span></text:p>
      <text:p text:style-name="P19"><text:tab/>□ 26-30</text:p>
      <text:p text:style-name="P20"><text:tab/>□ 31-40</text:p>
      <text:p text:style-name="P21"><text:tab/>□ 41-60</text:p>
      <text:p text:style-name="P22"><text:s/><text:tab/>□ &gt;60</text:p>
      <text:p text:style-name="P23"/>
      <text:p text:style-name="Standard"><text:span text:style-name="T24">* 3) Quais os</text:span><text:span text:style-name="T25"><text:s/>tipos de dispositivo que usa vulgarmente?</text:span></text:p>
      <text:p text:style-name="P26"><text:tab/>□ Smartphone</text:p>
      <text:p text:style-name="P27"><text:tab/>□ Computador</text:p>
      <text:p text:style-name="P28"><text:tab/>□ Smartwatch</text:p>
      <text:p text:style-name="P29"><text:tab/>□ Tablets</text:p>
      <text:p text:style-name="Standard"><text:span text:style-name="T30"><text:tab/>□ Outros</text:span><text:span text:style-name="T31"><text:tab/>Quais?_________________________________________________________</text:span></text:p>
      <text:p text:style-name="P32"/>
      <text:p text:style-name="Standard"><text:span text:style-name="T33">*</text:span><text:span text:style-name="T34"><text:s/></text:span><text:span text:style-name="T35">4) Há quanto tempo usa este tipo de dispositivos?</text:span></text:p>
      <text:p text:style-name="Standard"><text:span text:style-name="T36"><text:tab/>□ 1-11 meses</text:span></text:p>
      <text:p text:style-name="Standard"><text:span text:style-name="T37"><text:tab/>□ 1-3 anos</text:span></text:p>
      <text:p text:style-name="Standard"><text:span text:style-name="T38"><text:tab/>□ 4-6 an</text:span><text:span text:style-name="T39">os</text:span></text:p>
      <text:p text:style-name="Standard"><text:span text:style-name="T40"><text:tab/>□ 6-10 anos</text:span></text:p>
      <text:p text:style-name="Standard"><text:span text:style-name="T41"><text:tab/>□ &gt;10 anos</text:span></text:p>
      <text:p text:style-name="P42"/>
      <text:p text:style-name="P43">*<text:s/>5) Como tem aprendido a operar estes dispositivos?</text:p>
      <text:p text:style-name="Standard"><text:span text:style-name="T44"><text:tab/>□ Tut</text:span><text:span text:style-name="T45">o</text:span><text:span text:style-name="T46">riais online</text:span></text:p>
      <text:p text:style-name="Standard"><text:span text:style-name="T47"><text:tab/>□ Manuais de utilização</text:span></text:p>
      <text:p text:style-name="Standard"><text:span text:style-name="T48"><text:tab/>□ Atr</text:span><text:span text:style-name="T49">a</text:span><text:span text:style-name="T50">vés de amigos/familiares</text:span></text:p>
      <text:p text:style-name="Standard"><text:span text:style-name="T51"><text:tab/>□ Sozinho, experimentando</text:span></text:p>
      <text:p text:style-name="P52"/>
      <text:p text:style-name="P53">*<text:s/>6) Nos últimos 5 anos, a quantos festivais de música foi?</text:p>
      <text:p text:style-name="Standard"><text:span text:style-name="T54"><text:tab/>□ 0</text:span></text:p>
      <text:p text:style-name="Standard"><text:span text:style-name="T55"><text:tab/>□ 1-2</text:span></text:p>
      <text:p text:style-name="Standard"><text:span text:style-name="T56"><text:tab/>□ 3-6</text:span></text:p>
      <text:p text:style-name="Standard"><text:span text:style-name="T57"><text:tab/>□ &gt;6</text:span></text:p>
      <text:p text:style-name="P58">(Se respondeu 0, acaba aqui o questionário)</text:p>
      <text:p text:style-name="P59"/>
      <text:soft-page-break/>
      <text:p text:style-name="P60">$$$$$$$$$$$$$$$$$$$$$$$$$$$$$$$$$$$$$$$$$$$$$$$$$$$$$$$$$$$$$$$$$$$$$$$$$$$$$$$$</text:p>
      <text:p text:style-name="P61"/>
      <text:p text:style-name="Standard"><text:span text:style-name="T62">*1) Quais os festivais que frequentou?</text:span></text:p>
      <text:p text:style-name="Standard"><text:span text:style-name="T63"><text:tab/>□ MEO Sudoeste</text:span></text:p>
      <text:p text:style-name="Standard"><text:span text:style-name="T64"><text:tab/>□ NOS Alive</text:span></text:p>
      <text:p text:style-name="Standard"><text:span text:style-name="T65"><text:tab/>□ Super Bock Super Rock</text:span></text:p>
      <text:p text:style-name="Standard"><text:span text:style-name="T66"><text:tab/>□ NOS Primavera Sound</text:span></text:p>
      <text:p text:style-name="Standard"><text:span text:style-name="T67"><text:tab/>□ Rock in Rio</text:span></text:p>
      <text:p text:style-name="Standard"><text:span text:style-name="T68"><text:tab/>□ Vodafone Paredes de Coura</text:span></text:p>
      <text:p text:style-name="Standard"><text:span text:style-name="T69"><text:tab/>□ Festival do Secundário</text:span></text:p>
      <text:p text:style-name="Standard"><text:span text:style-name="T70"><text:tab/>□ Outros<text:s/></text:span><text:span text:style-name="T71"><text:tab/>Quais?_________________________________________________________</text:span></text:p>
      <text:p text:style-name="P72"/>
      <text:p text:style-name="P73">*2) Costuma ir aos festivais acompanhado?</text:p>
      <text:p text:style-name="Standard"><text:span text:style-name="T74"><text:tab/>□ Sim</text:span></text:p>
      <text:p text:style-name="Standard"><text:span text:style-name="T75"><text:tab/>□ Não</text:span></text:p>
      <text:p text:style-name="P76"/>
      <text:p text:style-name="P77">(Se respondeu sim ao item 2)</text:p>
      <text:p text:style-name="P78">*3) Quão difícil diria<text:s/>que é encontrar-se com essas pessoas dentro do recinto do festival?</text:p>
      <text:p text:style-name="Standard"><text:span text:style-name="T79"><text:tab/>□ Muito fácil</text:span></text:p>
      <text:p text:style-name="Standard"><text:span text:style-name="T80"><text:tab/>□ Fácil</text:span></text:p>
      <text:p text:style-name="Standard"><text:span text:style-name="T81"><text:tab/>□ Normal</text:span></text:p>
      <text:p text:style-name="Standard"><text:span text:style-name="T82"><text:tab/>□ Difícil</text:span></text:p>
      <text:p text:style-name="Standard"><text:span text:style-name="T83"><text:tab/>□ Muito difícil</text:span></text:p>
      <text:p text:style-name="P84"/>
      <text:p text:style-name="Standard"><text:span text:style-name="T85">*4) Quão demorada têm sido as entradas e saídas do recinto?</text:span></text:p>
      <text:p text:style-name="Standard"><text:span text:style-name="T86"><text:tab/>□ Muito rápida</text:span></text:p>
      <text:p text:style-name="Standard"><text:span text:style-name="T87"><text:tab/>□ Rápidas</text:span></text:p>
      <text:p text:style-name="Standard"><text:span text:style-name="T88"><text:tab/>□ Normais</text:span></text:p>
      <text:p text:style-name="Standard"><text:span text:style-name="T89"><text:tab/>□ Demoradas</text:span><text:span text:style-name="T90"><text:tab/></text:span></text:p>
      <text:p text:style-name="Standard"><text:span text:style-name="T91"><text:tab/>□ Muito dem</text:span><text:span text:style-name="T92">oradas</text:span></text:p>
      <text:p text:style-name="P93"/>
      <text:p text:style-name="Standard"><text:span text:style-name="T94">*</text:span><text:span text:style-name="T95"><text:s/></text:span><text:span text:style-name="T96">5) Quão difícil diria que é orientar-se dentro</text:span><text:span text:style-name="T97"><text:s/>do recinto do festival?</text:span></text:p>
      <text:p text:style-name="Standard"><text:span text:style-name="T98"><text:tab/>□ Muito fácil</text:span></text:p>
      <text:p text:style-name="Standard"><text:span text:style-name="T99"><text:tab/>□ Fácil</text:span></text:p>
      <text:p text:style-name="Standard"><text:span text:style-name="T100"><text:tab/>□ Normal</text:span></text:p>
      <text:p text:style-name="Standard"><text:span text:style-name="T101"><text:tab/>□ Difícil</text:span></text:p>
      <text:p text:style-name="Standard"><text:span text:style-name="T102"><text:tab/>□ Muito difícil</text:span></text:p>
      <text:p text:style-name="P103"/>
      <text:p text:style-name="Standard"><text:span text:style-name="T104">*</text:span><text:span text:style-name="T105"><text:s/></text:span><text:span text:style-name="T106">6) O que o atrai mais num festival? (Escolha no máximo 3)</text:span></text:p>
      <text:p text:style-name="Standard"><text:span text:style-name="T107"><text:tab/>□ Pela música</text:span></text:p>
      <text:p text:style-name="Standard"><text:span text:style-name="T108"><text:tab/>□ Pela experiência</text:span></text:p>
      <text:p text:style-name="Standard"><text:span text:style-name="T109"><text:tab/>□ Conhecer novas pessoas</text:span></text:p>
      <text:p text:style-name="Standard"><text:span text:style-name="T110"><text:tab/>□ Acampar</text:span></text:p>
      <text:p text:style-name="Standard"><text:span text:style-name="T111"><text:tab/>□ Ambiente festivo</text:span></text:p>
      <text:p text:style-name="Standard"><text:span text:style-name="T112"><text:tab/>□ Atividades<text:s/></text:span><text:span text:style-name="T113">envolventes</text:span></text:p>
      <text:p text:style-name="Standard"><text:span text:style-name="T114"><text:tab/>□ Conhecer novos locais</text:span></text:p>
      <text:p text:style-name="Standard"><text:span text:style-name="T115"><text:tab/>□ Outras</text:span><text:span text:style-name="T116"><text:tab/>Quais?_________________________________________________________</text:span></text:p>
      <text:p text:style-name="P117"/>
      <text:p text:style-name="P118"/>
      <text:p text:style-name="P119"/>
      <text:p text:style-name="P120"/>
      <text:p text:style-name="P121"/>
      <text:p text:style-name="P122">*<text:s/>7) Em quantos artistas/bandas está normalmente interessado?</text:p>
      <text:p text:style-name="Standard"><text:span text:style-name="T123"><text:tab/>□ 0</text:span></text:p>
      <text:p text:style-name="Standard"><text:span text:style-name="T124"><text:tab/>□ 1</text:span></text:p>
      <text:p text:style-name="Standard"><text:span text:style-name="T125"><text:tab/>□ 2-3</text:span></text:p>
      <text:p text:style-name="Standard"><text:span text:style-name="T126"><text:tab/>□ &gt;3</text:span></text:p>
      <text:p text:style-name="P127"/>
      <text:p text:style-name="P128">*<text:s/>8) Em tempo de festival, onde costuma pernoitar?</text:p>
      <text:p text:style-name="P129">□ No<text:s/>recinto (acampar)</text:p>
      <text:p text:style-name="P130">□ Fora do recinto (ex,<text:s/>hotel)</text:p>
      <text:p text:style-name="P131">□ Em casa</text:p>
      <text:p text:style-name="P132"/>
      <text:p text:style-name="P133">*<text:s/>9) Costuma ter problemas devido à afluência de pessoas em algum local?</text:p>
      <text:p text:style-name="P134"><text:tab/>□ Palcos</text:p>
      <text:p text:style-name="P135"><text:tab/>□ Área de Restauração</text:p>
      <text:p text:style-name="P136"><text:tab/>□ WC / Balneários</text:p>
      <text:p text:style-name="P137"><text:tab/>□ Atividades envolventes</text:p>
      <text:p text:style-name="P138"><text:tab/>□ Áreas de campismo</text:p>
      <text:p text:style-name="P139"><text:tab/>□ Outras<text:tab/>Quais?_________________________________________________________</text:p>
      <text:p text:style-name="P140"><text:s/></text:p>
      <text:p text:style-name="P141">*<text:s/>10) Os horários dos concertos costumam estar acessíveis.</text:p>
      <text:p text:style-name="P142"><text:tab/>□ Discordo completamente</text:p>
      <text:p text:style-name="P143"><text:tab/>□ Discordo</text:p>
      <text:p text:style-name="P144"><text:tab/>□ Não concordo nem discordo</text:p>
      <text:p text:style-name="P145"><text:tab/>□ Concordo</text:p>
      <text:p text:style-name="P146"><text:tab/>□ Concordo completamente</text:p>
      <text:p text:style-name="P147"/>
      <text:p text:style-name="P148">*<text:s/>11) Costuma aproveitar as atividades envolventes ao festival? (Ex: desportos radicais, roda gigante, <text:s/>piscina, etc.)</text:p>
      <text:p text:style-name="P149"><text:tab/>□ Sim</text:p>
      <text:p text:style-name="P150"><text:tab/>□ Não</text:p>
      <text:p text:style-name="P151"/>
      <text:p text:style-name="P152">*<text:s/>12) Que meio de transporte utiliza para se deslocar até ao recinto do festival?</text:p>
      <text:p text:style-name="P153"><text:tab/>R:________________________________________________________________________</text:p>
      <text:p text:style-name="P154"/>
      <text:p text:style-name="P155">*<text:s/>13) Costuma adquirir ou já adquiriu merchandising no festival?</text:p>
      <text:p text:style-name="P156"><text:tab/>□ Sim</text:p>
      <text:p text:style-name="P157"><text:tab/>□ Não</text:p>
      <text:p text:style-name="P158"/>
      <text:p text:style-name="P159">*<text:s/>14)<text:s/>Em relação a comida em tempo de festival, esta costuma ser…</text:p>
      <text:p text:style-name="P160"><text:tab/>□ Adquirida dentro do recinto</text:p>
      <text:p text:style-name="P161"><text:tab/>□ Adquirida fora do recinto</text:p>
      <text:p text:style-name="P162"><text:tab/>□ Confecionada<text:s/>por si no recinto</text:p>
      <text:p text:style-name="P163"><text:tab/>□ Trazida de casa</text:p>
      <text:p text:style-name="P164"/>
      <text:p text:style-name="P165">* 15) Que método de pagamento costuma usar para adquirir bens dentro do festival?</text:p>
      <text:p text:style-name="P166"><text:tab/>□ Dinheiro</text:p>
      <text:p text:style-name="P167"><text:tab/>□ Multibanco</text:p>
      <text:p text:style-name="P168"><text:tab/>□ Outra<text:tab/>Qual?_________________________________________________________</text:p>
      <text:p text:style-name="P169"/>
      <text:p text:style-name="P170"/>
      <text:p text:style-name="P171"/>
      <text:p text:style-name="P172">$$$$$$$$$$$$$$$$$$$$$$$$$$$$$$$$$$$$$$$$$$$$$$$$$$$$$$$$$$$$$$$$$$$$$$$$$$$$$$$$</text:p>
      <text:p text:style-name="P173"/>
      <text:p text:style-name="P174">*<text:s/>1) Existe alguma dinâmica (animações, jogos, etc.), correntemente indisponível, que gostaria de ver implementada em festivais de música?</text:p>
      <text:p text:style-name="P175">R:________________________________________________________________________________________________________________________________________________________________________________________________________________________________________</text:p>
      <text:p text:style-name="P176"/>
      <text:p text:style-name="P177">*<text:s/>2) Existe algum aspecto que gostaria de ver melhorado nos festivais que já frequentou?</text:p>
      <text:p text:style-name="P178"><text:tab/>R:________________________________________________________________________________________________________________________________________________________________________________________________________________________________________</text:p>
      <text:p text:style-name="P179"><text:tab/></text:p>
      <text:p text:style-name="Standard"><text:span text:style-name="T18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aráter" style:display-name="Rodapé Caráter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Liberation Serif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Liberation Serif" style:font-name-complex="Liberation Seri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Liberation Serif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Liberation Serif" style:font-name-complex="Liberation Seri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Liberation Serif" style:font-name-complex="Liberation Serif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Tipodeletrapredefinidodoparágrafo" style:family="text">
      <style:text-properties fo:color="#FFFFFF" style:font-size-complex="12pt"/>
    </style:style>
    <style:style style:name="P4" style:parent-style-name="Cabeçalho" style:family="paragraph">
      <style:paragraph-properties fo:text-align="end"/>
    </style:style>
    <style:style style:name="T5" style:parent-style-name="Tipodeletrapredefinidodoparágrafo" style:family="text">
      <style:text-properties fo:color="#FFFFFF" style:font-size-complex="12pt"/>
    </style:style>
    <style:style style:name="T6" style:parent-style-name="Tipodeletrapredefinidodoparágrafo" style:family="text">
      <style:text-properties fo:font-weight="bold" style:font-weight-asian="bold"/>
    </style:style>
    <style:style style:family="graphic" style:name="a0">
      <style:graphic-properties fo:wrap-option="wrap" fo:padding-top="0.05in" fo:padding-bottom="0.05in" fo:padding-left="0.1in" fo:padding-right="0.1in" draw:textarea-vertical-align="bottom" draw:textarea-horizontal-align="left" style:wrap="none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none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Standard"><draw:custom-shape svg:x="6.06667in" svg:y="0.27083in" svg:width="0.56389in" svg:height="0.30208in" draw:z-index="251659264" draw:id="id0" draw:style-name="a0" draw:name="Retângulo 133" text:anchor-type="paragraph"><svg:title/><svg:desc/><text:p text:style-name="P2"><text:span text:style-name="T3"><text:page-number text:fixed="false">4</text:page-number></text:span></text:p><draw:enhanced-geometry draw:type="non-primitive" svg:viewBox="0 0 21600 21600" draw:enhanced-path="M 0 0 L 21600 0 21600 21600 0 21600 Z N"/></draw:custom-shape><draw:frame draw:z-index="251660288" draw:style-name="a1" draw:name="Imagem 3" text:anchor-type="paragraph" svg:x="-0.33958in" svg:y="-0.16806in" svg:width="1.39653in" svg:height="0.54384in" style:rel-width="scale" style:rel-height="scale"><draw:image xlink:href="media/image1.png" xlink:type="simple" xlink:show="embed" xlink:actuate="onLoad"/><svg:title/><svg:desc>Image result for ist symbol</svg:desc></draw:frame></text:p>
      </style:header>
    </style:master-page>
    <style:master-page style:next-style-name="MP0" style:name="MPF0" style:page-layout-name="PL0">
      <style:header>
        <text:p text:style-name="Cabeçalho"><draw:frame draw:z-index="251664384" draw:style-name="a2" draw:name="Imagem 5" text:anchor-type="paragraph" svg:x="-0.47917in" svg:y="-0.23125in" svg:width="1.39653in" svg:height="0.54384in" style:rel-width="scale" style:rel-height="scale"><draw:image xlink:href="media/image1.png" xlink:type="simple" xlink:show="embed" xlink:actuate="onLoad"/><svg:title/><svg:desc>Image result for ist symbol</svg:desc></draw:frame><draw:custom-shape svg:x="6.06667in" svg:y="0.27083in" svg:width="0.59097in" svg:height="0.29167in" draw:z-index="251662336" draw:id="id1" draw:style-name="a3" draw:name="Retângulo 4" text:anchor-type="paragraph"><svg:title/><svg:desc/><text:p text:style-name="P4"><text:span text:style-name="T5"><text:page-number text:fixed="false">1</text:page-number></text:span></text:p><draw:enhanced-geometry draw:type="non-primitive" svg:viewBox="0 0 21600 21600" draw:enhanced-path="M 0 0 L 21600 0 21600 21600 0 21600 Z N"/></draw:custom-shape><text:tab/><text:span text:style-name="T6">Questionário Interfaces Pessoa-Máquin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rickster Bit</meta:initial-creator>
    <dc:creator>Pedro Centeno</dc:creator>
    <meta:creation-date>2018-03-03T15:31:00Z</meta:creation-date>
    <dc:date>2018-03-03T15:35:00Z</dc:date>
    <meta:template xlink:href="Normal" xlink:type="simple"/>
    <meta:editing-cycles>5</meta:editing-cycles>
    <meta:editing-duration>PT240S</meta:editing-duration>
    <meta:document-statistic meta:page-count="4" meta:paragraph-count="9" meta:word-count="722" meta:character-count="4616" meta:row-count="32" meta:non-whitespace-character-count="3903"/>
  </office:meta>
</office:document-meta>
</file>